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eeeeee"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9"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size="16pt" style:font-size-asian="16pt" style:font-size-complex="16pt"/>
    </style:style>
    <style:style style:name="P30"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3"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3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d0d0d"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7"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9"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40"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4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42"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43"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4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size="16pt" style:font-size-asian="16pt" style:font-size-complex="16pt"/>
    </style:style>
    <style:style style:name="P45"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6"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47"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8"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49" style:family="paragraph" style:parent-style-name="Text_20_body">
      <style:paragraph-properties fo:line-height="150%" fo:text-align="justify" style:justify-single-word="false"/>
      <style:text-properties style:font-name="Arial" fo:font-size="16pt" style:font-size-asian="16pt" style:font-size-complex="16pt"/>
    </style:style>
    <style:style style:name="P50" style:family="paragraph" style:parent-style-name="Text_20_body">
      <style:paragraph-properties fo:line-height="150%" fo:text-align="justify" style:justify-single-word="false"/>
      <style:text-properties fo:font-variant="normal" fo:text-transform="none" fo:color="#000000" style:font-name="Arial" fo:font-size="16pt" fo:letter-spacing="normal" fo:language="cs" fo:country="CZ" fo:font-style="normal" fo:font-weight="normal" style:font-size-asian="16pt" style:font-size-complex="16pt"/>
    </style:style>
    <style:style style:name="P51" style:family="paragraph" style:parent-style-name="Text_20_body">
      <style:paragraph-properties fo:line-height="150%" style:shadow="none"/>
      <style:text-properties style:font-name="Arial" fo:font-size="16pt" style:font-size-asian="16pt" style:font-size-complex="16pt"/>
    </style:style>
    <style:style style:name="P52" style:family="paragraph" style:parent-style-name="Text_20_body">
      <style:paragraph-properties fo:line-height="150%" style:shadow="none"/>
      <style:text-properties style:font-name="Arial" fo:font-size="16pt" fo:language="cs" fo:country="CZ" style:font-size-asian="16pt" style:font-size-complex="16pt"/>
    </style:style>
    <style:style style:name="P53" style:family="paragraph" style:parent-style-name="Text_20_body">
      <style:paragraph-properties fo:line-height="150%" fo:background-color="#eeeeee" style:shadow="none">
        <style:background-image/>
      </style:paragraph-properties>
      <style:text-properties fo:font-variant="normal" fo:text-transform="none" fo:color="#222222" style:font-name="Arial" fo:font-size="16pt" fo:letter-spacing="normal" fo:language="cs" fo:country="CZ" fo:font-style="normal" fo:font-weight="normal" style:font-size-asian="16pt" style:font-size-complex="16pt"/>
    </style:style>
    <style:style style:name="P54" style:family="paragraph" style:parent-style-name="Standard">
      <style:text-properties fo:font-size="16pt" style:font-size-asian="16pt" style:font-size-complex="16pt"/>
    </style:style>
    <style:style style:name="P55"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6" style:family="paragraph" style:parent-style-name="Standard" style:list-style-name="L2">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7" style:family="paragraph" style:parent-style-name="Standard" style:list-style-name="L3">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59"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Arial" fo:font-size="16pt" fo:letter-spacing="normal" fo:font-style="normal" fo:font-weight="normal" style:font-size-asian="16pt" style:font-size-complex="16pt"/>
    </style:style>
    <style:style style:name="T12"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3" style:family="text">
      <style:text-properties fo:font-variant="normal" fo:text-transform="none" fo:color="#000000" style:font-name="Arial" fo:letter-spacing="normal" fo:language="cs" fo:country="CZ" fo:font-style="normal" style:text-underline-style="none" fo:font-weight="normal" style:font-weight-asian="normal" style:font-weight-complex="normal"/>
    </style:style>
    <style:style style:name="T14" style:family="text">
      <style:text-properties fo:font-variant="normal" fo:text-transform="none" fo:color="#000000" style:font-name="Arial" fo:letter-spacing="normal" fo:language="cs" fo:country="CZ"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language="cs" fo:country="CZ" fo:font-style="normal" fo:font-weight="normal"/>
    </style:style>
    <style:style style:name="T18" style:family="text">
      <style:text-properties fo:font-variant="normal" fo:text-transform="none" fo:color="#000000" fo:letter-spacing="normal" fo:language="en" fo:country="US" fo:font-style="normal" fo:font-weight="normal"/>
    </style:style>
    <style:style style:name="T19"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20"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21" style:family="text">
      <style:text-properties fo:font-variant="normal" fo:text-transform="none" fo:color="#222222" style:font-name="Arial" fo:font-size="16pt" fo:letter-spacing="normal" fo:font-style="normal" fo:font-weight="normal" style:font-size-asian="16pt" style:font-size-complex="16pt"/>
    </style:style>
    <style:style style:name="T22" style:family="text">
      <style:text-properties fo:font-variant="normal" fo:text-transform="none" fo:color="#222222" style:font-name="Arial" fo:letter-spacing="normal" fo:font-style="normal" fo:font-weight="normal"/>
    </style:style>
    <style:style style:name="T23" style:family="text">
      <style:text-properties fo:font-variant="normal" fo:text-transform="none" fo:color="#222222" style:font-name="Arial" fo:letter-spacing="normal" fo:language="cs" fo:country="CZ" fo:font-style="normal" style:text-underline-style="none" fo:font-weight="normal" style:font-weight-asian="normal" style:font-weight-complex="normal"/>
    </style:style>
    <style:style style:name="T24" style:family="text">
      <style:text-properties fo:font-variant="normal" fo:text-transform="none" fo:color="#222222" style:font-name="Arial" fo:letter-spacing="normal" fo:language="cs" fo:country="CZ" fo:font-style="normal" fo:font-weight="normal"/>
    </style:style>
    <style:style style:name="T25" style:family="text">
      <style:text-properties fo:font-variant="normal" fo:text-transform="none" fo:color="#336600" style:font-name="Arial" fo:letter-spacing="normal" fo:font-style="normal" fo:font-weight="bold" style:font-weight-asian="bold" style:font-weight-complex="bold"/>
    </style:style>
    <style:style style:name="T26"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7"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8"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29" style:family="text">
      <style:text-properties fo:font-variant="normal" fo:text-transform="none" fo:font-size="16pt" fo:letter-spacing="normal" fo:language="cs" fo:country="CZ" fo:font-style="normal" fo:font-weight="bold" style:font-size-asian="16pt" style:font-weight-asian="bold" style:font-size-complex="16pt" style:font-weight-complex="bold"/>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language="en" fo:country="US" fo:font-style="normal" fo:font-weight="normal"/>
    </style:style>
    <style:style style:name="T32" style:family="text">
      <style:text-properties fo:color="#222222"/>
    </style:style>
    <style:style style:name="T33" style:family="text">
      <style:text-properties fo:color="#222222" style:font-name="Arial"/>
    </style:style>
    <style:style style:name="T34" style:family="text">
      <style:text-properties fo:color="#222222" style:font-name="sans-serif"/>
    </style:style>
    <style:style style:name="T35" style:family="text">
      <style:text-properties style:font-name="Arial"/>
    </style:style>
    <style:style style:name="T36" style:family="text">
      <style:text-properties style:font-name="Arial" fo:font-weight="normal" style:font-weight-asian="normal" style:font-weight-complex="normal"/>
    </style:style>
    <style:style style:name="T37" style:family="text">
      <style:text-properties style:font-name="Arial" fo:language="en" fo:country="US" fo:font-weight="normal" style:font-weight-asian="normal" style:font-weight-complex="normal"/>
    </style:style>
    <style:style style:name="T38" style:family="text">
      <style:text-properties style:font-name="Arial" style:font-style-asian="italic" style:font-style-complex="italic"/>
    </style:style>
    <style:style style:name="T39" style:family="text">
      <style:text-properties fo:font-weight="normal" style:font-weight-asian="normal" style:font-weight-complex="normal"/>
    </style:style>
    <style:style style:name="T40" style:family="text">
      <style:text-properties fo:color="#006600" fo:font-weight="bold" style:font-weight-asian="bold" style:font-weight-complex="bold"/>
    </style:style>
    <style:style style:name="T41" style:family="text">
      <style:text-properties style:text-line-through-style="none" style:text-blinking="false"/>
    </style:style>
    <style:style style:name="T42" style:family="text">
      <style:text-properties fo:color="#0d0d0d"/>
    </style:style>
    <style:style style:name="T43" style:family="text">
      <style:text-properties fo:font-size="16pt" fo:font-weight="normal" style:font-size-asian="16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3">VYTVOŘENÉ TITULKY </text:p>
      <text:p text:style-name="P47">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6">zákon č. 121/2000 </text:span><text:span text:style-name="T37">]</text:span><text:span text:style-name="T35">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9"><text:soft-page-break/></text:p>
      <text:p text:style-name="P39">V souvislosti s licencemi Creative Commons se lze setkat ještě se dvěma nástroji. Konkrétně se jedná o „licenci“ CC0 (CC Zero) a tzv. Public Domain Mark. </text:p>
      <text:p text:style-name="P39"/>
      <text:p text:style-name="P40">•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9"/>
      <text:p text:style-name="P42">Zdroj:</text:p>
      <text:p text:style-name="P42">Veřejné licence v České republice, <text:span text:style-name="T4">verze 2.0</text:span></text:p>
      <text:p text:style-name="P42"><text:span text:style-name="T4">Kolektiv autorů: </text:span>Matěj Myška, Radim Polčák, </text:p>
      <text:p text:style-name="P43"><text:span text:style-name="T39">Jaromír Šavelka, Libor Kyncl </text:span><text:span text:style-name="T8">a </text:span><text:span text:style-name="T39">Iveta Sviráková <text:line-break/></text:span></text:p>
      <text:p text:style-name="P1"/>
      <text:p text:style-name="P1">Budu tedy pro moji činnost používat licenci CC <text:span text:style-name="T39">„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celého textu titulků, které jsem vytvořil. A proto je ani nemůžu publikovat pod licencí <text:span text:style-name="T39">CC Uveďt</text:span><text:span text:style-name="T3">e</text:span><text:span text:style-name="T39"> původ 4.0.</text:span></text:p>
      <text:p text:style-name="P2"/>
      <text:p text:style-name="P1">Dá se to nějak vyřešit?</text:p>
      <text:p text:style-name="P1"/>
      <text:p text:style-name="P1">Mohl bych publikovat pod licencí CC <text:span text:style-name="T39">Uveďt</text:span><text:span text:style-name="T3">e</text:span><text:span text:style-name="T39"> původ 4.0.</text:span> jenom práci, kterou jsem na titulcích odvedl? </text:p>
      <text:p text:style-name="P1"/>
      <text:p text:style-name="P9"><text:span text:style-name="T2">D</text:span><text:span text:style-name="T10">OBRÝ DŮSLEDEK</text:span></text:p>
      <text:p text:style-name="P1">Pokud bych mohl zvěřejnit pod licencí CC <text:span text:style-name="T39">Uveďt</text:span><text:span text:style-name="T3">e</text:span><text:span text:style-name="T39">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9">Uveďt</text:span><text:span text:style-name="T3">e</text:span><text:span text:style-name="T39"> původ 4.0.</text:span></text:p>
      <text:p text:style-name="P2"/>
      <text:p text:style-name="P10"/>
      <text:p text:style-name="P10"><text:soft-page-break/>ODPOVĚĎ</text:p>
      <text:p text:style-name="P1">Nyní se pokusím na moji otázku odpovědět. </text:p>
      <text:p text:style-name="P11"><text:span text:style-name="Strong_20_Emphasis"><text:span text:style-name="T29"/></text:span></text:p>
      <text:p text:style-name="P1">Na následující stánce jsem se dozvěděl, že CC licence <text:span text:style-name="T1">lze</text:span> můžu aplikovat jenom na autorská práva, která souvisí s mojí prací. <text:span text:style-name="T1">[viz. Mod</text:span>ře zvýrazněný text<text:span text:style-name="T1">]. J</text:span><text:span text:style-name="T30">en musí</text:span><text:span text:style-name="T31">m jako autor</text:span><text:span text:style-name="T30"> dostatečně upozornit na to, že nejsem vlastníkem předlohy, ke které jsem titulky vytvořil. [viz. část, která je zvýrazněná zeleně]</text:span></text:p>
      <text:p text:style-name="P1"/>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41"/>
      <text:p text:style-name="P38"><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7"><text:span text:style-name="T20">Yes, but it is important to prominently mark any third party material you incorporate into your work so reusers do not think the CC license applies to that material.</text:span><text:span text:style-name="T11"> </text:span><text:span text:style-name="T19">The CC license only applies to the rights you have in the work.</text:span><text:span text:style-name="T11"> For example, if your CC-licensed slide deck includes a Flickr image you are using pursuant to fair use, make sure to identify that image as not being subject to the </text:span><text:soft-page-break/><text:span text:style-name="T11">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5">marking third party content</text:span></text:a><text:span text:style-name="T11">. Read more considerations for licensors </text:span><text:a xlink:type="simple" xlink:href="https://wiki.creativecommons.org/wiki/Considerations_for_licensors_and_licensees" text:style-name="Internet_20_link" text:visited-style-name="Visited_20_Internet_20_Link"><text:span text:style-name="T15">here</text:span></text:a><text:span text:style-name="T11">.</text:span><text:span text:style-name="T12">“</text:span></text:p>
      <text:p text:style-name="P15"/>
      <text:p text:style-name="P48">Z následující</text:p>
      <text:p text:style-name="P48"/>
      <text:p text:style-name="P51"><text:span text:style-name="T16">Na</text:span> této stránce jsem našel podrobnější informace k možnosti publikovat pod licencí pouze práci, kterou jsem do tvorby titulků vložil.</text:p>
      <text:p text:style-name="P52"/>
      <text:p text:style-name="P52"><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52"/>
      <text:p text:style-name="P53"/>
      <text:p text:style-name="P46"><text:span text:style-name="T26">When a creator or rightsholder applies a Creative Commons license to a work, the license automatically applies to any copyrights the licensor has in the entire work.</text:span><text:span text:style-name="T21"> </text:span><text:span text:style-name="T27">Ideally, licensors will have </text:span><text:a xlink:type="simple" xlink:href="https://wiki.creativecommons.org/wiki/Considerations_for_licensors_and_licensees#Nature_and_adequacy_of_rights" text:style-name="Internet_20_link" text:visited-style-name="Visited_20_Internet_20_Link"><text:span text:style-name="T28">all the rights necessary to license a work</text:span></text:a><text:span text:style-name="T27">, since they otherwise potentially expose users to liability. Alternatively, licensors that do not have all the necessary rights can inform users with notice statements and/or marking that explains the limitations on the license, warning, for instance, that a particular element of a work is not freely available or that additional rights </text:span><text:soft-page-break/><text:span text:style-name="T27">clearance may be necessary.</text:span><text:span text:style-name="T21"> Some licensors may also wish to exempt certain portions of a work from the application of the CC license. For instance, a creator may wish to apply a CC license to one chapter of a book. Creative Commons licenses are flexible in their application, and licensors may use them as they find appropriate. To avoid confusion or misunderstanding on the part of users, however, it is important to mark a work clearly to identify portions not subject to the CC license.</text:span></text:p>
      <text:p text:style-name="P52"/>
      <text:p text:style-name="P54"/>
      <text:p text:style-name="P50">Z modře zvýrazněné části je zřejmé, že CC licence se nemusí vztahovat jen k celému dílu. CC licence lze aplikovat i pouze na tu část autorských práv, která souvisí s prací jednoho z autorů. </text:p>
      <text:p text:style-name="P50"/>
      <text:p text:style-name="P50">A to je dobrá zpráva!</text:p>
      <text:p text:style-name="P50"/>
      <text:p text:style-name="P49"><text:span text:style-name="T17">To znamená, že za podmínek licene CC Uveďte původ 4.0 můžu publikovat pouze práci, kterou jsem vložil do tvorby titulků. </text:span><text:span text:style-name="T16">Pouze bych měl </text:span><text:span text:style-name="T17">k mým titulkům připojit poznámku, ve které budu <text:s/>potencionální uživatele mojí práce</text:span><text:span text:style-name="T16"> informovat o tom, na kterou část </text:span><text:span text:style-name="T17">titulků</text:span><text:span text:style-name="T16"> </text:span><text:span text:style-name="T17">byla CC licence aplikována. </text:span><text:span text:style-name="T18"><text:s/></text:span></text:p>
      <text:p text:style-name="P54"/>
      <text:p text:style-name="P17"/>
      <text:p text:style-name="P17"><text:soft-page-break/>POZNÁMKA PRO UŽIVATELE</text:p>
      <text:p text:style-name="P12">Každé dílo, které je publikováno pod licencí CC, je opatřeno poznámkou,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
      <text:p text:style-name="P45"/>
      <text:p text:style-name="P45"><text:bookmark text:name="footer-info"/><text:bookmark text:name="footer-info-copyright"/>Text je dostupný pod <text:a xlink:type="simple" xlink:href="https://creativecommons.org/licenses/by-sa/3.0/deed.cs" text:style-name="Internet_20_link" text:visited-style-name="Visited_20_Internet_20_Link"><text:span text:style-name="T41">licencí Creative Commons Uveďte autora – Zachovejte licenci</text:span></text:a>, případně za dalších podmínek. Podrobnosti naleznete na stránce <text:a xlink:type="simple" xlink:href="https://foundation.wikimedia.org/wiki/Podmínky_užití" text:style-name="Internet_20_link" text:visited-style-name="Visited_20_Internet_20_Link"><text:span text:style-name="T41">Podmínky užití</text:span></text:a>.</text:p>
      <text:p text:style-name="P45"/>
      <text:p text:style-name="P20"/>
      <text:p text:style-name="P12">Pro text poznámky, pomocí které poskytovatel licence (autor díla nebo vlastník autorských práv) informuje o možnosti použít dílo za podmínek CC licence, neexistují striktní pravidla, která by měla být dodržována. </text:p>
      <text:p text:style-name="P12"/>
      <text:p text:style-name="P12">https://wiki.creativecommons.org/wiki/Marking/Creators/Marking_third_party_content#Notices_and_marking<text:line-break/></text:p>
      <text:p text:style-name="P33"/>
      <text:p text:style-name="P44"><text:span text:style-name="T23">„</text:span><text:span text:style-name="T22">CC licenses are designed to let others know how they may use a </text:span><text:soft-page-break/><text:span text:style-name="T22">work without infringing copyright. </text:span><text:span text:style-name="T25">Sometimes, it may be helpful for a licensor to offer users guidance beyond the terms of the license.</text:span><text:span text:style-name="T22"> CC licensors can use notices and marking to inform users of any limitations on the application of the CC license to their work. Typically, creators give either a notice visually next to the relevant content, or at the beginning or end of a work, as appropriate for the medium, or both. </text:span><text:span text:style-name="T25">There is no singular, correct way to give a notice, and different situations may require more or less complicated notices and marking.</text:span><text:span text:style-name="T22"> CC offers </text:span><text:span text:style-name="T24">additional explanation and tips </text:span><text:span text:style-name="T22">on giving </text:span><text:span text:style-name="T22">thorough notices and marking for works.</text:span><text:span text:style-name="T33"> </text:span><text:span text:style-name="T23">“</text:span><text:span text:style-name="T13"> </text:span></text:p>
      <text:p text:style-name="P31"/>
      <text:p text:style-name="P12"/>
      <text:p text:style-name="P12">Je zcela na poskytovateli licence, jakou bude mít poznámka podobu.</text:p>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16">[n<text:span text:style-name="T4">ásledující pasáž je v druhém ostavci</text:span>]</text:p>
      <text:p text:style-name="P12"/>
      <text:p text:style-name="P33"/>
      <text:p text:style-name="P31"><text:span text:style-name="T32">As a best practice, licensors should give clear and effective notices. Notice may be in any form the licensor chooses and should clearly explain what rights and substantive portions of a work are and are not </text:span><text:soft-page-break/><text:span text:style-name="T32">licensed. </text:span></text:p>
      <text:p text:style-name="P33"/>
      <text:p text:style-name="P12"/>
      <text:p text:style-name="P12">Každá situace je jiná. Některé situace vyžadují komplikovanější poznámku, jiné nikoli.</text:p>
      <text:p text:style-name="P12"/>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_party_content#Tips_for_a_clear_and_informative_notice</text:a></text:p>
      <text:p text:style-name="P12"/>
      <text:p text:style-name="P34"/>
      <text:p text:style-name="P31"><text:span text:style-name="T34">There is no one, right way to give notice, and different situations may require more or less complicated notices and marking. The following tips may be helpful, however, in designing a clear and informative notice.</text:span> </text:p>
      <text:p text:style-name="P31"/>
      <text:p text:style-name="P12"/>
      <text:p text:style-name="P12">Je zřejmé, že můžu k odkazu na licenci vytvořit vlastní poznámku, ve které upozorním nabyvatele licence o tom, za jakých podmínek můžou moji práci použít. </text:p>
      <text:p text:style-name="P12"/>
      <text:p text:style-name="P17">YOUTUBE </text:p>
      <text:p text:style-name="P12">Informaci o tom, že práce vložená do tvorby českých titulků je licencována <text:s/>za podmínek licence CC Uveďte původ 4.0 Mezinárodní, <text:soft-page-break/>můžu uvést v popisku každého videa. </text:p>
      <text:p text:style-name="P12"/>
      <text:p text:style-name="P12"><text:a xlink:type="simple" xlink:href="https://creativecommons.org/faq/#how-do-i-apply-a-creative-commons-license-to-my-material" text:style-name="Internet_20_link" text:visited-style-name="Visited_20_Internet_20_Link">https://creativecommons.org/faq/#how-do-i-apply-a-creative-commons-license-to-my-material</text:a></text:p>
      <text:p text:style-name="P12"/>
      <text:p text:style-name="P31"><text:span text:style-name="Strong_20_Emphasis"><text:span text:style-name="T43"/></text:span></text:p>
      <text:p text:style-name="P31"><text:span text:style-name="Strong_20_Emphasis"><text:span text:style-name="T39">„</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40">If the platform where you’re uploading your content does not support CC licensing, you can still identify your content as CC-licensed in the text description of your content.</text:span>“</text:p>
      <text:p text:style-name="P31"/>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3"/>
      <text:p text:style-name="P13"><text:soft-page-break/><text:a xlink:type="simple" xlink:href="http://www.docs.is.ed.ac.uk/docs/ede/How_to_apply_a_CC_licence_on_YouTube.pdf" text:style-name="Internet_20_link" text:visited-style-name="Visited_20_Internet_20_Link">http://www.docs.is.ed.ac.uk/docs/ede/How_to_apply_a_CC_licence_on_YouTube.pdf</text:a></text:p>
      <text:p text:style-name="P18"/>
      <text:p text:style-name="P17">Ř<text:span text:style-name="T1">E</text:span>ŠENÍ</text:p>
      <text:p text:style-name="P12">Nyní se pokusím využít všechno, co jsem dosud o CC licencích naučil. Abych zveřejnil moji práci na titulcích za podmínek licence CC Uveďte původ 4.0 Mezinárodní, udělám teď několik kroků. </text:p>
      <text:p text:style-name="P19"/>
      <text:p text:style-name="P12">1. K výše zmíněným videím s titulky jsem přidal do popisku videa tento text:</text:p>
      <text:p text:style-name="P12"/>
      <text:p text:style-name="P31"/>
      <text:p text:style-name="P35">//CC BY LICENCE K ČESKÝM TITULKŮM </text:p>
      <text:p text:style-name="P36">Autorem českých titulků k tomuto videu je Dalibor Pavlík. Jeho práce na tvorbě titulků je licencována za podmínek licence CC Uveďte původ 4.0. (https://creativecommons.org/licenses/by/4.0/deed.cs) </text:p>
      <text:p text:style-name="P36"/>
      <text:p text:style-name="P31"><text:span text:style-name="T42">Podrobnější informace o možnosti tyto české titulky použít najdete na: https://drive.google.com/drive/u/0/folders/16nYDrS2RoqtO4ttlh4zDNIQW5lw3t0vA</text:span> </text:p>
      <text:p text:style-name="P32"/>
      <text:p text:style-name="P12"/>
      <text:p text:style-name="P12"/>
      <text:p text:style-name="P12"><text:soft-page-break/>2. Do složky, na kterou odkazuji ve výše uvedeném textu, jsem nahrál soubor s následujícími instrukcemi k použití titulků. </text:p>
      <text:p text:style-name="P12"/>
      <text:p text:style-name="P31"/>
      <text:p text:style-name="P24">Oprávnění k <text:s/>použití za podmínek licence </text:p>
      <text:p text:style-name="P24">CC Uveďte původ 4.0. Mezinárodní</text:p>
      <text:p text:style-name="P25"/>
      <text:p text:style-name="P25">V této složce jsou uloženy české titulky. <text:span text:style-name="T1">V</text:span>šechny byly vytvořeny k videím, která jsou ve vlastnictví Buddhistické společnosti Západní <text:s/>Austrálie. </text:p>
      <text:p text:style-name="P25"/>
      <text:p text:style-name="P26">Autorem těchto titulků je Dalibor Pavlík. Práce na jejich tvorbě je licencována za podmínek licence </text:p>
      <text:p text:style-name="P26">CC Uveďtě původ 4.0. Mezinárodní.<text:line-break/><text:line-break/>Odkaz na zkrácený text licence najdete na adrese:<text:line-break/><text:span text:style-name="T38">https://creativecommons.org/licenses/by/4.0/deed.cs </text:span></text:p>
      <text:p text:style-name="P28"/>
      <text:p text:style-name="P27">Licence se nevztahuje na celý text titulků, vztahuje se pouze k práci, která byla vložena do jejich tvorby. Z toho vyplývá, že pokud někdo bude chtít tyto titulky použít, tak:</text:p>
      <text:list xml:id="list602659717732315478" text:style-name="L1">
        <text:list-header>
          <text:p text:style-name="P55"/>
        </text:list-header>
        <text:list-item>
          <text:p text:style-name="P55">k tomu musí mít souhlas Buddhistické společnosti Západní <text:soft-page-break/>Austrálie, která je vlastníkem předlohy, podle které byly tyto titulky vytvořeny. </text:p>
          <text:p text:style-name="P55"/>
        </text:list-item>
        <text:list-item>
          <text:p text:style-name="P55">nemusí mít souhlas autora českých titulků, který je podle předlohy vytvořil. V případě použití titulků je nutné pouze uvést jeho jméno. </text:p>
          <text:p text:style-name="P55"/>
        </text:list-item>
      </text:list>
      <text:p text:style-name="P29"><text:span text:style-name="T14">Tato licence se vztahuje ke všem souborům, které jsou v této složce.</text:span><text:span text:style-name="T14"><text:line-break/></text:span></text:p>
      <text:p text:style-name="P22"/>
      <text:list xml:id="list6247679095769780030" text:style-name="L2">
        <text:list-item>
          <text:p text:style-name="P56">Do výše uvedené složky jsem nahrál i všechny tři soubory, ve kterých jsou moje české titulky. Poslední titulek v každém soubouru zní takto.</text:p>
        </text:list-item>
      </text:list>
      <text:p text:style-name="P22"/>
      <text:p text:style-name="P27"/>
      <text:p text:style-name="P27">Tyto české titulky vytvořil Dalibor Pavlík. Práce, kterou vložil do jejich tvorby je licencována za podmínek licence CC Uveďte původ 4.0 Mezinárodní (https://creativecommons.org/licenses/by-sa/4.0/deed.cs)</text:p>
      <text:p text:style-name="P27"/>
      <text:p text:style-name="P21"/>
      <text:list xml:id="list5804966374683572163" text:style-name="L3">
        <text:list-item>
          <text:p text:style-name="P57">Výše uvedená složka, do které jsem nahrál soubrory s titulky a soubor s instrukcí k použití titulků, je veřejně dostupná na stránce Úvod tohoto webu. V tuhle chvíli o tomto webu moc lidí neví, web <text:soft-page-break/>ještě není dokončený. Odhaduji, že ten web v budoucnosti uvidí stovky lidí.</text:p>
        </text:list-item>
      </text:list>
      <text:p text:style-name="P22"/>
      <text:p text:style-name="P21">OTÁZKA NA ZÁVĚR</text:p>
      <text:p text:style-name="P14">Můžu si teď <text:s/>myslet, že je moje práce, kterou jsem vložil do tvorby titulků, licencována za podmínek CC Uveďte původ 4.0 Mezinárodní?<text:line-break/><text:line-break/>Jestli je někde v mých úvahách chyba, určitě budu rád za vaši zpětnou vazbu, radu nebo nějaký tip. <text:s/></text:p>
      <text:p text:style-name="P14"/>
      <text:p text:style-name="P14">S pozdravem,</text:p>
      <text:p text:style-name="P14"/>
      <text:p text:style-name="P14">Dalibor Pavlík</text:p>
      <text:p text:style-name="P14"/>
      <text:p text:style-name="P14"/>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5T13:24:12.57</dc:date>
    <meta:editing-duration>P3DT1H6M18S</meta:editing-duration>
    <meta:editing-cycles>139</meta:editing-cycles>
    <meta:generator>OpenOffice/4.1.9$Win32 OpenOffice.org_project/419m1$Build-9805</meta:generator>
    <dc:creator>Dalibor Pavlík</dc:creator>
    <meta:document-statistic meta:table-count="0" meta:image-count="0" meta:object-count="0" meta:page-count="15" meta:paragraph-count="91" meta:word-count="1881" meta:character-count="12754"/>
  </office:meta>
</office:document-meta>
</file>